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ohit Devanagari1" svg:font-family="'Lohit Devanagari'"/>
    <style:font-face style:name="Likhan" svg:font-family="Likh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style:font-name="Likhan" fo:font-size="20pt" officeooo:rsid="00154226" officeooo:paragraph-rsid="00154226" style:font-size-asian="17.5pt" style:font-size-complex="20pt"/>
    </style:style>
    <style:style style:name="P2" style:family="paragraph" style:parent-style-name="Standard">
      <style:paragraph-properties fo:text-align="start" style:justify-single-word="false"/>
      <style:text-properties style:font-name="Likhan" fo:font-size="20pt" officeooo:rsid="00154226" officeooo:paragraph-rsid="00154226" style:font-size-asian="17.5pt" style:font-size-complex="20pt"/>
    </style:style>
    <style:style style:name="P3" style:family="paragraph" style:parent-style-name="Standard">
      <style:paragraph-properties fo:text-align="start" style:justify-single-word="false"/>
      <style:text-properties style:font-name="Likhan" fo:font-size="20pt" officeooo:rsid="001ce172" officeooo:paragraph-rsid="001ce172" style:font-size-asian="17.5pt" style:font-size-complex="20pt"/>
    </style:style>
    <style:style style:name="P4" style:family="paragraph" style:parent-style-name="Standard">
      <style:paragraph-properties fo:text-align="start" style:justify-single-word="false"/>
      <style:text-properties style:font-name="Likhan" fo:font-size="20pt" officeooo:rsid="001eaab5" officeooo:paragraph-rsid="001f1ca3" style:font-size-asian="17.5pt" style:font-size-complex="20pt"/>
    </style:style>
    <style:style style:name="P5" style:family="paragraph" style:parent-style-name="Standard">
      <style:paragraph-properties fo:text-align="start" style:justify-single-word="false"/>
      <style:text-properties style:font-name="Likhan" fo:font-size="20pt" officeooo:rsid="0028917f" officeooo:paragraph-rsid="0028917f" style:font-size-asian="17.5pt" style:font-size-complex="20pt"/>
    </style:style>
    <style:style style:name="P6" style:family="paragraph" style:parent-style-name="Standard">
      <style:paragraph-properties fo:text-align="start" style:justify-single-word="false"/>
      <style:text-properties style:font-name="Likhan" fo:font-size="20pt" officeooo:rsid="002a1194" officeooo:paragraph-rsid="002a1194" style:font-size-asian="17.5pt" style:font-size-complex="20pt"/>
    </style:style>
    <style:style style:name="P7" style:family="paragraph" style:parent-style-name="Standard">
      <style:paragraph-properties fo:text-align="start" style:justify-single-word="false"/>
      <style:text-properties style:font-name="Likhan" fo:font-size="20pt" officeooo:rsid="002bdbed" officeooo:paragraph-rsid="002bdbed" style:font-size-asian="17.5pt" style:font-size-complex="20pt"/>
    </style:style>
    <style:style style:name="P8" style:family="paragraph" style:parent-style-name="Standard">
      <style:paragraph-properties fo:text-align="start" style:justify-single-word="false"/>
      <style:text-properties style:font-name="Likhan" fo:font-size="20pt" officeooo:rsid="002db1c9" officeooo:paragraph-rsid="002db1c9" style:font-size-asian="17.5pt" style:font-size-complex="20pt"/>
    </style:style>
    <style:style style:name="P9" style:family="paragraph" style:parent-style-name="Standard">
      <style:paragraph-properties fo:text-align="start" style:justify-single-word="false"/>
      <style:text-properties style:font-name="Likhan" fo:font-size="20pt" officeooo:rsid="002fac47" officeooo:paragraph-rsid="002fac47" style:font-size-asian="17.5pt" style:font-size-complex="20pt"/>
    </style:style>
    <style:style style:name="P10" style:family="paragraph" style:parent-style-name="Standard">
      <style:paragraph-properties fo:text-align="start" style:justify-single-word="false"/>
      <style:text-properties style:font-name="Likhan" fo:font-size="12pt" officeooo:rsid="001c5303" officeooo:paragraph-rsid="00154226" style:font-size-asian="10.5pt" style:font-size-complex="12pt"/>
    </style:style>
    <style:style style:name="P11" style:family="paragraph" style:parent-style-name="Standard">
      <style:paragraph-properties fo:text-align="start" style:justify-single-word="false"/>
      <style:text-properties style:font-name="Likhan" fo:font-size="12pt" officeooo:rsid="001ce172" officeooo:paragraph-rsid="001ce172" style:font-size-asian="10.5pt" style:font-size-complex="12pt"/>
    </style:style>
    <style:style style:name="P12" style:family="paragraph" style:parent-style-name="Standard">
      <style:paragraph-properties fo:text-align="start" style:justify-single-word="false"/>
      <style:text-properties style:font-name="Likhan" fo:font-size="12pt" officeooo:rsid="001eaab5" officeooo:paragraph-rsid="001eaab5" style:font-size-asian="10.5pt" style:font-size-complex="12pt"/>
    </style:style>
    <style:style style:name="P13" style:family="paragraph" style:parent-style-name="Standard">
      <style:paragraph-properties fo:text-align="start" style:justify-single-word="false"/>
      <style:text-properties style:font-name="Likhan" fo:font-size="12pt" officeooo:rsid="0028917f" officeooo:paragraph-rsid="001f1ca3" style:font-size-asian="10.5pt" style:font-size-complex="12pt"/>
    </style:style>
    <style:style style:name="P14" style:family="paragraph" style:parent-style-name="Standard">
      <style:paragraph-properties fo:text-align="start" style:justify-single-word="false"/>
      <style:text-properties style:font-name="Likhan" fo:font-size="12pt" officeooo:rsid="002a1194" officeooo:paragraph-rsid="0028917f" style:font-size-asian="10.5pt" style:font-size-complex="12pt"/>
    </style:style>
    <style:style style:name="P15" style:family="paragraph" style:parent-style-name="Standard">
      <style:paragraph-properties fo:text-align="start" style:justify-single-word="false"/>
      <style:text-properties style:font-name="Likhan" fo:font-size="12pt" officeooo:rsid="002bdbed" officeooo:paragraph-rsid="002a1194" style:font-size-asian="10.5pt" style:font-size-complex="12pt"/>
    </style:style>
    <style:style style:name="P16" style:family="paragraph" style:parent-style-name="Standard">
      <style:paragraph-properties fo:text-align="start" style:justify-single-word="false"/>
      <style:text-properties style:font-name="Likhan" fo:font-size="12pt" officeooo:rsid="002de7ff" officeooo:paragraph-rsid="002db1c9" style:font-size-asian="10.5pt" style:font-size-complex="12pt"/>
    </style:style>
    <style:style style:name="T1" style:family="text">
      <style:text-properties fo:font-size="12pt" style:font-size-asian="10.5pt" style:font-size-complex="12pt"/>
    </style:style>
    <style:style style:name="T2" style:family="text">
      <style:text-properties fo:font-size="12pt" officeooo:rsid="00156e17" style:font-size-asian="10.5pt" style:font-size-complex="12pt"/>
    </style:style>
    <style:style style:name="T3" style:family="text">
      <style:text-properties fo:font-size="12pt" officeooo:rsid="0016e97d" style:font-size-asian="10.5pt" style:font-size-complex="12pt"/>
    </style:style>
    <style:style style:name="T4" style:family="text">
      <style:text-properties fo:font-size="12pt" officeooo:rsid="0018c4cc" style:font-size-asian="10.5pt" style:font-size-complex="12pt"/>
    </style:style>
    <style:style style:name="T5" style:family="text">
      <style:text-properties fo:font-size="12pt" officeooo:rsid="001a5da5" style:font-size-asian="10.5pt" style:font-size-complex="12pt"/>
    </style:style>
    <style:style style:name="T6" style:family="text">
      <style:text-properties fo:font-size="12pt" officeooo:rsid="001c5303" style:font-size-asian="10.5pt" style:font-size-complex="12pt"/>
    </style:style>
    <style:style style:name="T7" style:family="text">
      <style:text-properties fo:font-size="12pt" officeooo:rsid="001eaab5" style:font-size-asian="10.5pt" style:font-size-complex="12pt"/>
    </style:style>
    <style:style style:name="T8" style:family="text">
      <style:text-properties fo:font-size="12pt" officeooo:rsid="00154226" style:font-size-asian="10.5pt" style:font-size-complex="12pt"/>
    </style:style>
    <style:style style:name="T9" style:family="text">
      <style:text-properties fo:font-size="12pt" officeooo:rsid="001f1ca3" style:font-size-asian="10.5pt" style:font-size-complex="12pt"/>
    </style:style>
    <style:style style:name="T10" style:family="text">
      <style:text-properties fo:font-size="12pt" officeooo:rsid="0021fcfc" style:font-size-asian="10.5pt" style:font-size-complex="12pt"/>
    </style:style>
    <style:style style:name="T11" style:family="text">
      <style:text-properties fo:font-size="12pt" officeooo:rsid="0023a7e1" style:font-size-asian="10.5pt" style:font-size-complex="12pt"/>
    </style:style>
    <style:style style:name="T12" style:family="text">
      <style:text-properties fo:font-size="12pt" officeooo:rsid="00244916" style:font-size-asian="10.5pt" style:font-size-complex="12pt"/>
    </style:style>
    <style:style style:name="T13" style:family="text">
      <style:text-properties fo:font-size="12pt" officeooo:rsid="00254d93" style:font-size-asian="10.5pt" style:font-size-complex="12pt"/>
    </style:style>
    <style:style style:name="T14" style:family="text">
      <style:text-properties fo:font-size="12pt" officeooo:rsid="0026ab7d" style:font-size-asian="10.5pt" style:font-size-complex="12pt"/>
    </style:style>
    <style:style style:name="T15" style:family="text">
      <style:text-properties fo:font-size="12pt" officeooo:rsid="00273e84" style:font-size-asian="10.5pt" style:font-size-complex="12pt"/>
    </style:style>
    <style:style style:name="T16" style:family="text">
      <style:text-properties fo:font-size="12pt" officeooo:rsid="00275dbe" style:font-size-asian="10.5pt" style:font-size-complex="12pt"/>
    </style:style>
    <style:style style:name="T17" style:family="text">
      <style:text-properties fo:font-size="12pt" officeooo:rsid="0028917f" style:font-size-asian="10.5pt" style:font-size-complex="12pt"/>
    </style:style>
    <style:style style:name="T18" style:family="text">
      <style:text-properties fo:font-size="12pt" officeooo:rsid="002a1194" style:font-size-asian="10.5pt" style:font-size-complex="12pt"/>
    </style:style>
    <style:style style:name="T19" style:family="text">
      <style:text-properties fo:font-size="12pt" officeooo:rsid="002a56dc" style:font-size-asian="10.5pt" style:font-size-complex="12pt"/>
    </style:style>
    <style:style style:name="T20" style:family="text">
      <style:text-properties fo:font-size="12pt" officeooo:rsid="002bdbed" style:font-size-asian="10.5pt" style:font-size-complex="12pt"/>
    </style:style>
    <style:style style:name="T21" style:family="text">
      <style:text-properties fo:font-size="12pt" officeooo:rsid="002db1c9" style:font-size-asian="10.5pt" style:font-size-complex="12pt"/>
    </style:style>
    <style:style style:name="T22" style:family="text">
      <style:text-properties fo:font-size="12pt" officeooo:rsid="002de7ff" style:font-size-asian="10.5pt" style:font-size-complex="12pt"/>
    </style:style>
    <style:style style:name="T23" style:family="text">
      <style:text-properties fo:font-size="12pt" officeooo:rsid="0032c0fe" style:font-size-asian="10.5pt" style:font-size-complex="12pt"/>
    </style:style>
    <style:style style:name="T24" style:family="text">
      <style:text-properties fo:font-size="12pt" officeooo:rsid="00347b98" style:font-size-asian="10.5pt" style:font-size-complex="12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amp;D Pkmon Edition</text:p>
      <text:p text:style-name="P2"><text:span text:style-name="T1">Welcome </text:span><text:span text:style-name="T6">to my office</text:span><text:span text:style-name="T1">! I am Professor Redwood the resident Zoologist and explorer </text:span><text:span text:style-name="T6">here</text:span><text:span text:style-name="T1"> at the Institute of Azlef in Rokohona. </text:span><text:span text:style-name="T6">It is good to see that some people responded to my job posting.</text:span><text:span text:style-name="T1"> </text:span><text:span text:style-name="T2">I see on your application that your name is… Oh for heaven’s sake, it appears that I have forgotten my reading glasses at home again. Could you just tell me your name? (Fill in name on sheet) Thank you, if you are excepted for this position I promise I won’t forget it! Now tell me, what is your interest in Pokemon? ( Fill in class: Trainer, Breeder, Enthusiast, Academic, Gym hopeful, </text:span><text:span text:style-name="T4">explorer,</text:span><text:span text:style-name="T2"> </text:span><text:span text:style-name="T3">or other TBA) Very nice, I had a brother once that studied in that field. Sadly, he did not make it. I am sure you will do better though! My you look spry, how old are you? I see and what was your previous job? (Put job experience and age into background) </text:span><text:span text:style-name="T23">Ah t</text:span><text:span text:style-name="T3">o be your age, I envy you greatly! Since you made it this far in the application process you obviously have a passion for some type of Pokemon, what type and if you could tell a short story about your experience with that type. (Fill in type in the race section: Normal, Fire, Water, Grass, Electric, Ice, Fighting, Poison, Ground, Flying, Psychic, Bug, Rock, Ghost, Dragon, Dark, Steel, or Fairy) </text:span><text:span text:style-name="T4">How adorable! Just kidding, but that was a great story. What about when you grew up, what was the scenery like? (Fill in experience points: lake, ocean, forest, mountain, plain, etc.) Me? Oh I grew up in University, naturally! I was a professor by the time I was 12 years old! Now it is time to see what your are made of. </text:span><text:span text:style-name="T5">Can you show me the scores you got on the University acceptance exam? </text:span><text:span text:style-name="T23">( Groan )</text:span><text:span text:style-name="T6"> I still can’t read this. Could you just tell me your scores?</text:span><text:span text:style-name="T4"> (Roll six sided dye 4 times take the top three rolls add them together, do this 6 times. If at the end you are dissatisfied with these rolls you may discard the highest and lowest sets and roll two more times. If explorer or academic was chosen as your class check the passive wisdom box.) </text:span><text:span text:style-name="T5">The</text:span><text:span text:style-name="T23">se</text:span><text:span text:style-name="T5"> scores are much like my own. </text:span><text:span text:style-name="T23">Ha ha...</text:span><text:span text:style-name="T5"> of course </text:span><text:span text:style-name="T23">if </text:span><text:span text:style-name="T5">I wasn’t a genius that never missed a question in </text:span><text:span text:style-name="T23">my</text:span><text:span text:style-name="T5"> life! Except that on</text:span><text:span text:style-name="T23">e</text:span><text:span text:style-name="T5"> about Gastly, I mean who cares how they defecate?!? It’s just a ball of gas after all. I digress, if you could just tell me a little more about yourself that would be fantastic. (Fill out personality traits, ideals, and flaws sections) </text:span><text:span text:style-name="T6">Well, this has been an enlightening conversation. I will give you a call in two weeks time to let you know if you have gotten the job. (For the next two weeks you have to do something do you: go back to work, study, hang out with friends, or do something else?)</text:span></text:p>
      <text:p text:style-name="P10"/>
      <text:p text:style-name="P3"><text:span text:style-name="T6">(</text:span><text:span text:style-name="T1">2ish weeks later. 5:40pm you are finishing your daily activity when your phone rings)</text:span></text:p>
      <text:p text:style-name="P11">Professor Redwood: Hey, I can’t believe it I actually got funding for my proposal that means you get a job! Be at my office with in the hour. YESSSS!!! click.</text:p>
      <text:p text:style-name="P11"/>
      <text:p text:style-name="P3"><text:span text:style-name="T1">(Given the short notice you only have time to grab 3 items from home, what are they? 1 personal item, 1 tool, and 1 of any other item. </text:span><text:span text:style-name="T7">Also you have time to write one person</text:span><text:span text:style-name="T23">al</text:span><text:span text:style-name="T7"> a letter; who do you choose? Mark them under the bonds section. What mode of transportation do you choose to take to the university?</text:span><text:span text:style-name="T1">)</text:span></text:p>
      <text:p text:style-name="P12"><text:soft-page-break/>(As you are making your way up the grand stairs of the university, you notice a bunch of other individuals frantically running towards the grand entrance. As you continue towards the professor’s office you notice that these individuals are following the same path as you. All of you arrive at Dr. Redwood’s office at nearly the same time.)</text:p>
      <text:p text:style-name="P12"/>
      <text:p text:style-name="P4"><text:span text:style-name="T1">Congratulations to you all and to myself, of course! Now that I have department money to blow we all get to go on an adventure together! You all have been chosen to be explorers and pilgrims to a newly discovered land just teaming with Pokemon! What is this new land you ask. Well it is a small cluster of islands 1000 miles off the coast of </text:span><text:span text:style-name="T8">Rokohona’s midland </text:span><text:span text:style-name="T9">peninsula.</text:span><text:span text:style-name="T8"> As such, supplies will be limited at best because the closest supply base is the small port town </text:span><text:span text:style-name="T10">S</text:span><text:span text:style-name="T8">tern at the tip of the peninsula. </text:span><text:span text:style-name="T10">We will be supplied once every 2 weeks between which we will be essentially stranded </text:span><text:span text:style-name="T11">because</text:span><text:span text:style-name="T10"> the Fly move has been recently voted an illegal means of travel. </text:span><text:span text:style-name="T12">This being said we will take the time to stock up now. Everybody to the supply room! </text:span><text:span text:style-name="T14">[</text:span><text:span text:style-name="T12">You are now in the supply room. You have been given an uncomfortable bag (unless a different bag was one of your previous item</text:span><text:span text:style-name="T14">)</text:span><text:span text:style-name="T12">, 5 potions, </text:span><text:span text:style-name="T14">5 full heals,</text:span><text:span text:style-name="T12"> </text:span><text:span text:style-name="T13">3 Pokeballs, </text:span><text:span text:style-name="T14">14 meals, 1 odd stone, and </text:span><text:span text:style-name="T15">1 survival kit] </text:span><text:span text:style-name="T16">(roll a six sided die. Subtract 1 from that a</text:span><text:span text:style-name="T24">ttribute</text:span><text:span text:style-name="T16"> until you can find a better bag. If you </text:span><text:span text:style-name="T17">chose to bring your own bag add 1 to any a</text:span><text:span text:style-name="T24">ttribute</text:span><text:span text:style-name="T17">.)</text:span></text:p>
      <text:p text:style-name="P13"/>
      <text:p text:style-name="P5"><text:span text:style-name="T1">A man from the back of the supply room comes forward. Ah Professor Redwood, so this is the motley crew you have found for your expedition. Redwood: Yes it is Storemen and I see you still have an aversion to showering. Storemen: Well if I showered then </text:span><text:span text:style-name="T24">M</text:span><text:span text:style-name="T1">issy here wouldn’t love me </text:span><text:span text:style-name="T18">anymore, I say. (Missy the Grimer coes at Storemen) Any how, what can I help ya, with. Redwood: I need to get this bunch saddled up with their first pokemon. Care to go over their options. Storemen: Surely. Y’</text:span><text:span text:style-name="T24">all</text:span><text:span text:style-name="T18"> each have three options. The first is to pick a pokemon from the universit</text:span><text:span text:style-name="T24">y’</text:span><text:span text:style-name="T18">s archive stores </text:span><text:span text:style-name="T20">(dungeon master picks for you)</text:span><text:span text:style-name="T18">, secondly you can catch one on your way to the expedition vessel</text:span><text:span text:style-name="T20">(fate picks)</text:span><text:span text:style-name="T18">, or you can select one of the eggs that we have in the university’s incubator facility</text:span><text:span text:style-name="T20">(smaller fate pool; mandatory if class is breeder)</text:span><text:span text:style-name="T18">. Now what does every one wish to do? (Break off into sub events.) Now I believe that every one is ready for the journey to the midland peninsula. Does any one have questions for either the professor or myself?</text:span></text:p>
      <text:p text:style-name="P14"/>
      <text:p text:style-name="P6"><text:span text:style-name="T1">(Now prepared for the trip to Stern </text:span><text:span text:style-name="T19">everyone gathers at the front steps of the university, it is 8:00pm) Redwood: Well it looks like everyone is gathered and the party can head out! (sings) Here we go off on a journey, a grand, grand, journey, full of adventure and uh well… journey! </text:span><text:span text:style-name="T20">(With that lovely chorus everyone piles into the van and the crew is now on their way to Stern. This leg of the journey will take a day. Two stops must be made: where are they?)</text:span></text:p>
      <text:p text:style-name="P15"/>
      <text:p text:style-name="P7"><text:span text:style-name="T1">(It is now 2:30pm, 3:30pm, or 4:30pm, depending of the number of stops along the way, the day after the trip began. Everyone mark off a meal. Your ship to the island cluster leaves at 5:00pm. </text:span><text:span text:style-name="T21">What do you do before you leave. Bear in mind you must make it to the ship before it leaves. </text:span></text:p>
      <text:p text:style-name="P8"><text:soft-page-break/><text:span text:style-name="T1">(After the little bit of time spent in Stern everyone reconverges at the dock of the Sea’s Emissary the ship which will supply the expedition and provide a mode of travel between the islands and Stern.) Redwood: Before we leave I want to say how grateful I am that you all decided to take this journey with me and that I am very lucky to have found such an upstanding crew to work alongside. (With that everyone boards the </text:span><text:span text:style-name="T22">Emissary and the boat shoves off. You have time to kill on the boat, meals are provided, and you have mostly free range of the ship. What do you do?)</text:span></text:p>
      <text:p text:style-name="P16"/>
      <text:p text:style-name="P9"><text:span text:style-name="T22">(</text:span><text:span text:style-name="T1">After the long sea sickening voyage you hear a cry from above) Sailor: LAND HOE! (You come upon the first island to be explored. The boat soon makes land and every one helps to move base camp supplies off of the ship. Since base camp fully loaded the ship it is not able to stay or take requests for the first resupply; however, after the first two weeks this will change. Camp is set up just off of the eastern beach of the island. From here on out the Professor will give you assignments and occasionally occupancy you on missions. Have fun exploring the islands!)</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ohit Devanagari1" svg:font-family="'Lohit Devanagari'"/>
    <style:font-face style:name="Likhan" svg:font-family="Likh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2-02T10:16:51.680795881</meta:creation-date>
    <dc:date>2020-03-01T11:50:18.468620461</dc:date>
    <meta:editing-duration>PT18H56M38S</meta:editing-duration>
    <meta:editing-cycles>11</meta:editing-cycles>
    <meta:generator>LibreOffice/6.3.4.2$Linux_X86_64 LibreOffice_project/30$Build-2</meta:generator>
    <meta:document-statistic meta:table-count="0" meta:image-count="0" meta:object-count="0" meta:page-count="3" meta:paragraph-count="12" meta:word-count="1414" meta:character-count="7564" meta:non-whitespace-character-count="6161"/>
  </office:meta>
</office:document-meta>
</file>